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 style:data-style-name="N16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ALGORYTM „DELTY” ROZWIĄZUJĄCY RÓWNANIE KWADRATOW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ane:</text:p>
          </table:table-cell>
          <table:table-cell table:number-columns-repeated="1023"/>
        </table:table-row>
        <table:table-row table:style-name="ro3">
          <table:table-cell office:value-type="string">
            <text:p>a=</text:p>
          </table:table-cell>
          <table:table-cell table:style-name="ce6" office:value-type="float" office:value="-1">
            <text:p>-1</text:p>
          </table:table-cell>
          <table:table-cell/>
          <table:table-cell table:style-name="ce8" table:formula="of:=IF([.B3]&lt;&gt;0;&quot;delta=&quot;;&quot;&quot;)" office:value-type="string" office:string-value="delta=">
            <text:p>delta=</text:p>
          </table:table-cell>
          <table:table-cell table:style-name="ce9" table:formula="of:=IF([.B3]&lt;&gt;0;[.B4]*[.B4]-4*[.B3]*[.B5];&quot;&quot;)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string">
            <text:p>b=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c=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Wynik:</text:p>
          </table:table-cell>
          <table:table-cell table:number-columns-repeated="1023"/>
        </table:table-row>
        <table:table-row table:style-name="ro4">
          <table:table-cell table:style-name="ce4" table:formula="of:=IF([.B3]=0;&quot;to nie jest równanie kwadratowe&quot;;IF([.E3]&lt;0;&quot;równanie nie ma pierwiastków&quot;;IF([.E3]=0;&quot;x=&quot;;&quot;x1=&quot;)))" office:value-type="string" office:string-value="x1=">
            <text:p>x1=</text:p>
          </table:table-cell>
          <table:table-cell table:style-name="ce7" table:formula="of:=IF([.B3]&lt;&gt;0;IF([.E3]&gt;=0;IF([.E3]=0;-[.B4]/(2*[.B3]);(-[.B4]-SQRT([.E3]))/(2*[.B3]));&quot;&quot;);&quot;&quot;)" office:value-type="float" office:value="3">
            <text:p>3,00000</text:p>
          </table:table-cell>
          <table:table-cell table:number-columns-repeated="1022"/>
        </table:table-row>
        <table:table-row table:style-name="ro4">
          <table:table-cell table:style-name="ce4" table:formula="of:=IF([.B3]&lt;&gt;0;IF([.E3]&gt;0;&quot;x2=&quot;;&quot;&quot;);&quot;&quot;)" office:value-type="string" office:string-value="x2=">
            <text:p>x2=</text:p>
          </table:table-cell>
          <table:table-cell table:style-name="ce7" table:formula="of:=IF([.B3]&lt;&gt;0;IF([.E3]&gt;0;(-[.B4]+SQRT([.E3]))/(2*[.B3]);&quot;&quot;);&quot;&quot;)" office:value-type="float" office:value="-1">
            <text:p>-1,00000</text:p>
          </table:table-cell>
          <table:table-cell table:number-columns-repeated="1022"/>
        </table:table-row>
        <table:table-row table:style-name="ro6">
          <table:table-cell table:style-name="Default"/>
          <table:table-cell table:number-columns-repeated="1023"/>
        </table:table-row>
        <table:table-row table:style-name="ro7">
          <table:table-cell table:style-name="ce5" office:value-type="string">
            <text:p>kolorem niebieskim oznaczone są komórki, do których należy wprowadzić odpowiednie wartości</text:p>
          </table:table-cell>
          <table:table-cell table:number-columns-repeated="1023"/>
        </table:table-row>
        <table:table-row table:style-name="ro7">
          <table:table-cell table:style-name="ce5" office:value-type="string">
            <text:p>kolorem czerwonym wyróżniono wyniki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7" number:min-integer-digits="1"/>
    </number:number-style>
    <number:number-style style:name="N162">
      <number:number number:decimal-places="8" number:min-integer-digits="1"/>
    </number:number-style>
    <number:number-style style:name="N163">
      <number:number number:decimal-places="6" number:min-integer-digits="1"/>
    </number:number-style>
    <number:number-style style:name="N164">
      <number:number number:decimal-places="5" number:min-integer-digits="1"/>
    </number:number-style>
    <number:number-style style:name="N165">
      <number:number number:decimal-places="4" number:min-integer-digits="1"/>
    </number:number-style>
    <number:number-style style:name="N166">
      <number:number number:decimal-places="3" number:min-integer-digits="1"/>
    </number:number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4:57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4:57:17.16</dc:date>
    <meta:generator>OpenOffice.org/3.2$Win32 OpenOffice.org_project/320m18$Build-9502</meta:generator>
    <meta:editing-duration>PT00H02M33S</meta:editing-duration>
    <meta:editing-cycles>1</meta:editing-cycles>
    <meta:document-statistic meta:table-count="1" meta:cell-count="17" meta:object-count="0"/>
  </office:meta>
</office:document-meta>
</file>